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NewRomanPSMT" svg:font-family="TimesNewRomanPSMT"/>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text-properties style:text-scale="100%"/>
    </style:style>
    <style:style style:name="P2"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3" style:family="paragraph" style:parent-style-name="Header">
      <style:paragraph-properties style:line-height-at-least="0.3335in"/>
      <style:text-properties fo:color="#000000" style:font-name="Arial3" fo:font-size="16pt" fo:font-style="italic" style:font-size-asian="10pt" style:font-size-complex="10pt"/>
    </style:style>
    <style:style style:name="P4" style:family="paragraph" style:parent-style-name="Standard">
      <style:paragraph-properties fo:margin-top="0in" fo:margin-bottom="0in" loext:contextual-spacing="false" fo:line-height="100%" fo:orphans="0" fo:widows="0"/>
      <style:text-properties style:font-name="Modern" fo:font-size="12pt" style:font-size-asian="12pt" style:font-size-complex="12pt"/>
    </style:style>
    <style:style style:name="P5" style:family="paragraph" style:parent-style-name="Standard">
      <style:text-properties fo:letter-spacing="0.0016in"/>
    </style:style>
    <style:style style:name="P6" style:family="paragraph" style:parent-style-name="Standard">
      <style:text-properties fo:font-size="12pt" officeooo:rsid="00bf9d94" officeooo:paragraph-rsid="00c6fdd4" style:font-size-asian="10.5pt" style:font-size-complex="12pt"/>
    </style:style>
    <style:style style:name="P7" style:family="paragraph" style:parent-style-name="Standard">
      <style:text-properties officeooo:paragraph-rsid="00c015fb"/>
    </style:style>
    <style:style style:name="P8"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9" style:family="paragraph" style:parent-style-name="Footer">
      <style:paragraph-properties>
        <style:tab-stops>
          <style:tab-stop style:position="7.1563in" style:type="right"/>
        </style:tab-stops>
      </style:paragraph-properties>
    </style:style>
    <style:style style:name="P10" style:family="paragraph" style:parent-style-name="Footer">
      <style:paragraph-properties>
        <style:tab-stops>
          <style:tab-stop style:position="7.1563in" style:type="right"/>
        </style:tab-stops>
      </style:paragraph-properties>
      <style:text-properties officeooo:paragraph-rsid="00b7fa1b"/>
    </style:style>
    <style:style style:name="P11" style:family="paragraph" style:parent-style-name="Footer">
      <style:text-properties officeooo:paragraph-rsid="00b7fa1b"/>
    </style:style>
    <style:style style:name="P12" style:family="paragraph" style:parent-style-name="Standard">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style:font-name-asian="Times New Roman2" style:font-size-asian="10pt" style:font-size-complex="10pt" fo:hyphenate="false" fo:hyphenation-remain-char-count="2" fo:hyphenation-push-char-count="2"/>
    </style:style>
    <style:style style:name="P13" style:family="paragraph" style:parent-style-name="Standard">
      <style:paragraph-properties fo:margin-top="0.111in" fo:margin-bottom="0in" loext:contextual-spacing="false" style:line-height-at-least="0.1665in" fo:hyphenation-ladder-count="no-limit"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style:font-name-asian="Times New Roman2" style:font-size-asian="10pt" style:font-size-complex="10pt" fo:hyphenate="false" fo:hyphenation-remain-char-count="2" fo:hyphenation-push-char-count="2"/>
    </style:style>
    <style:style style:name="P14" style:family="paragraph" style:parent-style-name="Header">
      <style:paragraph-properties fo:margin-top="0.139in" fo:margin-bottom="0in" loext:contextual-spacing="false"/>
    </style:style>
    <style:style style:name="P15" style:family="paragraph" style:parent-style-name="Text_20_body">
      <style:text-properties style:font-name="Arial3" fo:font-size="16pt"/>
    </style:style>
    <style:style style:name="P16" style:family="paragraph" style:parent-style-name="Text_20_body">
      <style:paragraph-properties fo:line-height="150%"/>
      <style:text-properties style:font-name="Arial3" fo:font-size="16pt" fo:font-style="italic" officeooo:paragraph-rsid="00c6fdd4"/>
    </style:style>
    <style:style style:name="P17" style:family="paragraph" style:parent-style-name="Text_20_body">
      <style:text-properties style:font-name="Arial3" fo:font-size="12pt" fo:font-weight="bold"/>
    </style:style>
    <style:style style:name="P18" style:family="paragraph" style:parent-style-name="Text_20_body">
      <style:text-properties officeooo:paragraph-rsid="00cbd182"/>
    </style:style>
    <style:style style:name="P19" style:family="paragraph" style:parent-style-name="Text_20_body">
      <style:text-properties officeooo:paragraph-rsid="00ce2b21"/>
    </style:style>
    <style:style style:name="P20" style:family="paragraph" style:parent-style-name="Standard">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1" style:family="paragraph" style:parent-style-name="Standard">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fo:language="fr" fo:country="FR" officeooo:rsid="00bedd16" officeooo:paragraph-rsid="00c6fdd4" style:font-size-asian="10.5pt" style:font-size-complex="12pt" fo:hyphenate="false" fo:hyphenation-remain-char-count="2" fo:hyphenation-push-char-count="2"/>
    </style:style>
    <style:style style:name="P22" style:family="paragraph" style:parent-style-name="Standard" style:master-page-name="">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style:page-number="auto"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3" style:family="paragraph" style:parent-style-name="Standard">
      <loext:graphic-properties draw:fill="none"/>
      <style:paragraph-properties fo:margin-left="0.25in" fo:margin-right="0in" fo:margin-top="0in" fo:margin-bottom="0.1402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4" style:family="paragraph" style:parent-style-name="Standard">
      <style:paragraph-properties fo:margin-top="0.1402in" fo:margin-bottom="0in" loext:contextual-spacing="false"/>
      <style:text-properties fo:font-size="12pt" officeooo:rsid="00bde024" officeooo:paragraph-rsid="00c6fdd4" style:font-size-asian="10.5pt" style:font-size-complex="12pt"/>
    </style:style>
    <style:style style:name="P25" style:family="paragraph" style:parent-style-name="Standard">
      <style:paragraph-properties fo:margin-top="0.1402in" fo:margin-bottom="0in" loext:contextual-spacing="false"/>
      <style:text-properties fo:font-size="12pt" officeooo:rsid="00bedd16" officeooo:paragraph-rsid="00c6fdd4" style:font-size-asian="10.5pt" style:font-size-complex="12pt"/>
    </style:style>
    <style:style style:name="P26" style:family="paragraph" style:parent-style-name="Copyright">
      <style:paragraph-properties fo:break-before="page"/>
    </style:style>
    <style:style style:name="P27" style:family="paragraph" style:parent-style-name="Standard">
      <style:text-properties officeooo:rsid="00bc9b3f" style:text-scale="100%"/>
    </style:style>
    <style:style style:name="P28" style:family="paragraph" style:parent-style-name="Standard" style:list-style-name="" style:master-page-name="">
      <style:paragraph-properties style:page-number="auto" fo:break-before="page"/>
      <style:text-properties fo:color="#000000" style:font-name="Times New Roman1" fo:font-size="10pt" fo:letter-spacing="0.0016in" style:font-name-asian="Times New Roman2" style:font-size-asian="10pt" style:font-size-complex="10pt"/>
    </style:style>
    <style:style style:name="P29" style:family="paragraph" style:parent-style-name="Heading_20_3">
      <style:text-properties officeooo:paragraph-rsid="00cbd182"/>
    </style:style>
    <style:style style:name="P30" style:family="paragraph" style:parent-style-name="Heading_20_3">
      <style:text-properties officeooo:rsid="00cbd182" officeooo:paragraph-rsid="00cbd182"/>
    </style:style>
    <style:style style:name="P31" style:family="paragraph" style:parent-style-name="Heading_20_3">
      <style:text-properties officeooo:rsid="00cef500" officeooo:paragraph-rsid="00cef500"/>
    </style:style>
    <style:style style:name="P32" style:family="paragraph" style:parent-style-name="Heading_20_3">
      <style:text-properties officeooo:rsid="00ce2b23" officeooo:paragraph-rsid="00ce2b23"/>
    </style:style>
    <style:style style:name="P33" style:family="paragraph" style:parent-style-name="Annex_20_2" style:list-style-name="Numbered_20_-_20_Annexes">
      <style:text-properties officeooo:rsid="00c2cd91" officeooo:paragraph-rsid="00c2cd91"/>
    </style:style>
    <style:style style:name="P34" style:family="paragraph" style:parent-style-name="Contents_20_4">
      <style:paragraph-properties>
        <style:tab-stops>
          <style:tab-stop style:position="1.9402in"/>
          <style:tab-stop style:position="7.1602in" style:type="right" style:leader-style="dotted" style:leader-text="."/>
        </style:tab-stops>
      </style:paragraph-properties>
    </style:style>
    <style:style style:name="P35" style:family="paragraph" style:parent-style-name="Body" style:list-style-name="" style:master-page-name="Front_20_Matter">
      <style:paragraph-properties fo:margin-top="0in" fo:margin-bottom="0in" loext:contextual-spacing="false" style:line-height-at-least="0.3055in" style:page-number="1" fo:break-before="auto" fo:break-after="auto"/>
      <style:text-properties style:font-name="Arial1" fo:font-size="18pt" fo:font-weight="bold" style:font-size-asian="18pt" style:font-weight-asian="bold" style:font-name-complex="Arial4" style:font-size-complex="18pt"/>
    </style:style>
    <style:style style:name="P36" style:family="paragraph" style:parent-style-name="Contents_20_1">
      <style:paragraph-properties>
        <style:tab-stops>
          <style:tab-stop style:position="0.75in"/>
          <style:tab-stop style:position="7.1602in" style:type="right" style:leader-style="dotted" style:leader-text="."/>
        </style:tab-stops>
      </style:paragraph-properties>
    </style:style>
    <style:style style:name="P37" style:family="paragraph" style:parent-style-name="Contents_20_2">
      <style:paragraph-properties>
        <style:tab-stops>
          <style:tab-stop style:position="1.1299in"/>
          <style:tab-stop style:position="7.1602in" style:type="right" style:leader-style="dotted" style:leader-text="."/>
        </style:tab-stops>
      </style:paragraph-properties>
    </style:style>
    <style:style style:name="P38" style:family="paragraph" style:parent-style-name="Annex_20_1">
      <style:paragraph-properties fo:break-before="page"/>
      <style:text-properties officeooo:rsid="00c2cd91" officeooo:paragraph-rsid="00c2cd91"/>
    </style:style>
    <style:style style:name="P39" style:family="paragraph" style:parent-style-name="Contents_20_3">
      <style:paragraph-properties>
        <style:tab-stops>
          <style:tab-stop style:position="1.5598in"/>
          <style:tab-stop style:position="7.1602in" style:type="right" style:leader-style="dotted" style:leader-text="."/>
        </style:tab-stops>
      </style:paragraph-properties>
    </style:style>
    <style:style style:name="P40" style:family="paragraph" style:parent-style-name="Heading_20_2">
      <style:text-properties officeooo:rsid="00d27b2b" officeooo:paragraph-rsid="00d27b2b"/>
    </style:style>
    <style:style style:name="P41" style:family="paragraph" style:parent-style-name="Heading_20_2">
      <style:text-properties officeooo:rsid="00cbd182" officeooo:paragraph-rsid="00cbd182"/>
    </style:style>
    <style:style style:name="P42" style:family="paragraph" style:parent-style-name="Heading_20_2">
      <style:text-properties officeooo:paragraph-rsid="00cbd182"/>
    </style:style>
    <style:style style:name="P43" style:family="paragraph" style:parent-style-name="Heading_20_2">
      <style:text-properties officeooo:rsid="00ce2b21"/>
    </style:style>
    <style:style style:name="P44" style:family="paragraph" style:parent-style-name="Heading_20_2">
      <style:text-properties officeooo:rsid="00ce2b21" officeooo:paragraph-rsid="00ce2b21"/>
    </style:style>
    <style:style style:name="P45" style:family="paragraph" style:parent-style-name="Heading_20_1" style:master-page-name="Main_20_Body">
      <style:paragraph-properties style:page-number="1"/>
    </style:style>
    <style:style style:name="P46" style:family="paragraph" style:parent-style-name="Heading_20_1">
      <style:paragraph-properties fo:break-before="page"/>
    </style:style>
    <style:style style:name="P47" style:family="paragraph" style:parent-style-name="Heading_20_1" style:master-page-name="Main_20_Body">
      <style:paragraph-properties style:page-number="auto"/>
    </style:style>
    <style:style style:name="P48" style:family="paragraph" style:parent-style-name="Heading_20_4">
      <style:text-properties officeooo:paragraph-rsid="00cbd182"/>
    </style:style>
    <style:style style:name="P49" style:family="paragraph" style:parent-style-name="Heading_20_4">
      <style:text-properties officeooo:rsid="00cbd182" officeooo:paragraph-rsid="00cbd182"/>
    </style:style>
    <style:style style:name="P50" style:family="paragraph" style:parent-style-name="Text_20_body">
      <style:paragraph-properties fo:line-height="150%"/>
      <style:text-properties style:font-name="Arial3" fo:font-size="16pt" fo:font-style="italic" officeooo:paragraph-rsid="00c6fdd4"/>
    </style:style>
    <style:style style:name="P51"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52" style:family="paragraph" style:parent-style-name="Text_20_body" style:list-style-name="Numbered">
      <style:text-properties style:font-name="TimesNewRomanPSMT" fo:font-size="12pt"/>
    </style:style>
    <style:style style:name="P53" style:family="paragraph" style:parent-style-name="Text_20_body" style:list-style-name="Numbered">
      <style:text-properties style:font-name="TimesNewRomanPSMT" fo:font-size="12pt" officeooo:paragraph-rsid="00c015fb"/>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weight="normal" officeooo:rsid="00b7fa1b" style:font-weight-asian="normal" style:font-weight-complex="normal"/>
    </style:style>
    <style:style style:name="T5" style:family="text">
      <style:text-properties style:text-scale="100%"/>
    </style:style>
    <style:style style:name="T6" style:family="text">
      <style:text-properties officeooo:rsid="009b9651" style:text-scale="100%"/>
    </style:style>
    <style:style style:name="T7" style:family="text">
      <style:text-properties officeooo:rsid="00b7fa1b" style:text-scale="100%"/>
    </style:style>
    <style:style style:name="T8" style:family="text">
      <style:text-properties style:font-weight-complex="bold" style:text-scale="100%"/>
    </style:style>
    <style:style style:name="T9" style:family="text">
      <style:text-properties style:font-name="Arial3" fo:font-size="12pt" fo:font-weight="bold"/>
    </style:style>
    <style:style style:name="T10" style:family="text">
      <style:text-properties style:font-name="Arial3" fo:font-size="12pt" fo:font-weight="bold" officeooo:rsid="009b9651"/>
    </style:style>
    <style:style style:name="T11" style:family="text">
      <style:text-properties style:font-name="Arial3" fo:font-size="12pt" fo:font-weight="bold" officeooo:rsid="00b7fa1b"/>
    </style:style>
    <style:style style:name="T12" style:family="text">
      <style:text-properties officeooo:rsid="00bedd16"/>
    </style:style>
    <style:style style:name="T13" style:family="text">
      <style:text-properties fo:language="fr" fo:country="FR" officeooo:rsid="00bedd16"/>
    </style:style>
    <style:style style:name="T14" style:family="text">
      <style:text-properties officeooo:rsid="00c2cd91"/>
    </style:style>
    <style:style style:name="T15" style:family="text">
      <style:text-properties officeooo:rsid="00d0c3e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Standard"><text:span text:style-name="IDL"><text:span text:style-name="T8">Date</text:span></text:span><text:span text:style-name="T5">: </text:span><text:span text:style-name="T7">February</text:span><text:span text:style-name="T6">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3"/>
      <text:h text:style-name="Subtitle" text:outline-level="1">Initial Submission</text:h>
      <text:p text:style-name="P6">In response to the Precise Semantics of UML State Machines RFP (ad/2015-03-02)</text:p>
      <text:p text:style-name="P16">__________________________________________________</text:p>
      <text:p text:style-name="Text_20_body"><text:span text:style-name="T9">OMG Document Number: </text:span><text:span text:style-name="T11">ad</text:span><text:span text:style-name="T10">/2016-0</text:span><text:span text:style-name="T11">2</text:span><text:span text:style-name="T10">-xx</text:span><text:span text:style-name="T9"> </text:span></text:p>
      <text:p text:style-name="P17">Machine Readable File(s): </text:p>
      <text:p text:style-name="P51"><text:tab/></text:p>
      <text:p text:style-name="P15">_________________________________________________</text:p>
      <text:p text:style-name="P24">Submitted by:</text:p>
      <text:p text:style-name="P22">BAE Systems</text:p>
      <text:p text:style-name="P20">Model Driven Solutions</text:p>
      <text:p text:style-name="P23">No Magic, Inc.</text:p>
      <text:p text:style-name="P25">Supported by:</text:p>
      <text:p text:style-name="P22">Airbus Group</text:p>
      <text:p text:style-name="P21">Commissariat á l'Energie Atomique et Alternatives (CEA)</text:p>
      <text:p text:style-name="P20">LieberLieber Software</text:p>
      <text:p text:style-name="P20">Simula Research Laboratory</text:p>
      <text:p text:style-name="P16"/>
      <text:p text:style-name="P26">Copyright © 2016 Airbus Group</text:p>
      <text:p text:style-name="Copyright">Copyright © 201<text:span text:style-name="T12">6</text:span> <text:span text:style-name="T12">BAE Systems</text:span></text:p>
      <text:p text:style-name="Copyright">Copyright © 201<text:span text:style-name="T12">6</text:span> <text:span text:style-name="T13">Commissariat á l'Energie Atomique et Alternatives (CEA)</text:span></text:p>
      <text:p text:style-name="Copyright">Copyright © 201<text:span text:style-name="T12">6</text:span> Data Access Technologies, Inc. (Model Driven Solutions)</text:p>
      <text:p text:style-name="Copyright">Copyright © 201<text:span text:style-name="T12">6</text:span> <text:span text:style-name="T12">LeiberLeiber Software</text:span></text:p>
      <text:p text:style-name="Copyright">Copyright © 201<text:span text:style-name="T12">6</text:span> No Magic, <text:span text:style-name="T12">Inc.</text:span></text:p>
      <text:p text:style-name="Copyright">Copyright © 201<text:span text:style-name="T12">6</text:span> <text:span text:style-name="T12">Simula Research Laboratory</text:span></text:p>
      <text:p text:style-name="Body"/>
      <text:p text:style-name="Standard"/>
      <text:p text:style-name="P27">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35" text:outline-level="1"><text:bookmark-start text:name="__RefHeading___Toc52545_189762473"/>Table of Contents<text:bookmark-end text:name="__RefHeading___Toc52545_189762473"/></text:h>
      <text:p text:style-name="P1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6"><text:a xlink:type="simple" xlink:href="#__RefHeading___Toc38699_1991190544">0<text:tab/>Submission Introduction<text:tab/>1</text:a></text:p>
          <text:p text:style-name="P37"><text:a xlink:type="simple" xlink:href="#__RefHeading___Toc38833_1991190544">0.1<text:tab/>Overview<text:tab/>1</text:a></text:p>
          <text:p text:style-name="P37"><text:a xlink:type="simple" xlink:href="#__RefHeading___Toc38835_1991190544">0.2<text:tab/>Submitters<text:tab/>1</text:a></text:p>
          <text:p text:style-name="P37"><text:a xlink:type="simple" xlink:href="#__RefHeading___Toc38837_1991190544">0.3<text:tab/>Mandatory Requirements<text:tab/>1</text:a></text:p>
          <text:p text:style-name="P37"><text:a xlink:type="simple" xlink:href="#__RefHeading___Toc38839_1991190544">0.4<text:tab/>Non-Mandatory Features<text:tab/>1</text:a></text:p>
          <text:p text:style-name="P37"><text:a xlink:type="simple" xlink:href="#__RefHeading___Toc38841_1991190544">0.5<text:tab/>Issues To Be Discussed<text:tab/>1</text:a></text:p>
          <text:p text:style-name="P36"><text:a xlink:type="simple" xlink:href="#__RefHeading___Toc54181_1498751252">1<text:tab/>Scope<text:tab/>2</text:a></text:p>
          <text:p text:style-name="P36"><text:a xlink:type="simple" xlink:href="#__RefHeading___Toc54183_1498751252">2<text:tab/>Conformance<text:tab/>2</text:a></text:p>
          <text:p text:style-name="P36"><text:a xlink:type="simple" xlink:href="#__RefHeading___Toc54193_1498751252">3<text:tab/>Normative References<text:tab/>2</text:a></text:p>
          <text:p text:style-name="P36"><text:a xlink:type="simple" xlink:href="#__RefHeading___Toc33534_1764376823">4<text:tab/>Terms and Definitions<text:tab/>2</text:a></text:p>
          <text:p text:style-name="P36"><text:a xlink:type="simple" xlink:href="#__RefHeading___Toc54195_1498751252">5<text:tab/>Symbols<text:tab/>2</text:a></text:p>
          <text:p text:style-name="P36"><text:a xlink:type="simple" xlink:href="#__RefHeading___Toc54197_1498751252">6<text:tab/>Additional Information<text:tab/>3</text:a></text:p>
          <text:p text:style-name="P37"><text:a xlink:type="simple" xlink:href="#__RefHeading___Toc54199_1498751252">6.1<text:tab/>Changes to Adopted OMG Specifications<text:tab/>3</text:a></text:p>
          <text:p text:style-name="P37"><text:a xlink:type="simple" xlink:href="#__RefHeading___Toc54201_1498751252">6.2<text:tab/>Acknowledgments<text:tab/>3</text:a></text:p>
          <text:p text:style-name="P36"><text:a xlink:type="simple" xlink:href="#__RefHeading___Toc29229_1764376823">7<text:tab/>Abstract Syntax<text:tab/>4</text:a></text:p>
          <text:p text:style-name="P37"><text:a xlink:type="simple" xlink:href="#__RefHeading___Toc54213_1498751252">7.1<text:tab/>Overview<text:tab/>4</text:a></text:p>
          <text:p text:style-name="P37"><text:a xlink:type="simple" xlink:href="#__RefHeading___Toc54215_1498751252">7.2<text:tab/>Values<text:tab/>4</text:a></text:p>
          <text:p text:style-name="P39"><text:a xlink:type="simple" xlink:href="#__RefHeading___Toc38677_1991190544">7.2.1<text:tab/>Overview<text:tab/>4</text:a></text:p>
          <text:p text:style-name="P39"><text:a xlink:type="simple" xlink:href="#__RefHeading___Toc39063_1991190544">7.2.2<text:tab/>Expressions<text:tab/>4</text:a></text:p>
          <text:p text:style-name="P34"><text:a xlink:type="simple" xlink:href="#__RefHeading___Toc39065_1991190544">7.2.2.1<text:tab/>Overview<text:tab/>4</text:a></text:p>
          <text:p text:style-name="P34"><text:a xlink:type="simple" xlink:href="#__RefHeading___Toc54217_1498751252">7.2.2.2<text:tab/>Class Descriptions<text:tab/>4</text:a></text:p>
          <text:p text:style-name="P37"><text:a xlink:type="simple" xlink:href="#__RefHeading___Toc39067_1991190544">7.3<text:tab/>Structured Classifiers<text:tab/>4</text:a></text:p>
          <text:p text:style-name="P39"><text:a xlink:type="simple" xlink:href="#__RefHeading___Toc39069_1991190544">7.3.1<text:tab/>Overview<text:tab/>4</text:a></text:p>
          <text:p text:style-name="P39"><text:a xlink:type="simple" xlink:href="#__RefHeading___Toc39071_1991190544">7.3.2<text:tab/>Classes<text:tab/>4</text:a></text:p>
          <text:p text:style-name="P37"><text:a xlink:type="simple" xlink:href="#__RefHeading___Toc39073_1991190544">7.4<text:tab/>State Machines<text:tab/>4</text:a></text:p>
          <text:p text:style-name="P39"><text:a xlink:type="simple" xlink:href="#__RefHeading___Toc39075_1991190544">7.4.1<text:tab/>Overview<text:tab/>4</text:a></text:p>
          <text:p text:style-name="P39"><text:a xlink:type="simple" xlink:href="#__RefHeading___Toc39077_1991190544">7.4.2<text:tab/>Behavior State Machines<text:tab/>4</text:a></text:p>
          <text:p text:style-name="P39"><text:a xlink:type="simple" xlink:href="#__RefHeading___Toc39079_1991190544">7.4.3<text:tab/>State Machine Redefinition<text:tab/>4</text:a></text:p>
          <text:p text:style-name="P39"><text:a xlink:type="simple" xlink:href="#__RefHeading___Toc39081_1991190544">7.4.4<text:tab/>Protocol State Machines<text:tab/>4</text:a></text:p>
          <text:p text:style-name="P36"><text:soft-page-break/><text:a xlink:type="simple" xlink:href="#__RefHeading___Toc29231_1764376823">8<text:tab/>Execution Model<text:tab/>5</text:a></text:p>
          <text:p text:style-name="P37"><text:a xlink:type="simple" xlink:href="#__RefHeading___Toc42543_1764376823">8.1<text:tab/>Overview<text:tab/>5</text:a></text:p>
          <text:p text:style-name="P37"><text:a xlink:type="simple" xlink:href="#__RefHeading___Toc54477_1498751252">8.2<text:tab/>Loci<text:tab/>5</text:a></text:p>
          <text:p text:style-name="P39"><text:a xlink:type="simple" xlink:href="#__RefHeading___Toc54479_1498751252">8.2.1<text:tab/>Overview<text:tab/>5</text:a></text:p>
          <text:p text:style-name="P39"><text:a xlink:type="simple" xlink:href="#__RefHeading___Toc38671_1991190544">8.2.2<text:tab/>Class Descriptions<text:tab/>5</text:a></text:p>
          <text:p text:style-name="P37"><text:a xlink:type="simple" xlink:href="#__RefHeading___Toc39083_1991190544">8.3<text:tab/>Values<text:tab/>5</text:a></text:p>
          <text:p text:style-name="P39"><text:a xlink:type="simple" xlink:href="#__RefHeading___Toc38677_19911905441">8.3.1<text:tab/>Overview<text:tab/>5</text:a></text:p>
          <text:p text:style-name="P39"><text:a xlink:type="simple" xlink:href="#__RefHeading___Toc39085_1991190544">8.3.2<text:tab/>Expressions<text:tab/>5</text:a></text:p>
          <text:p text:style-name="P34"><text:a xlink:type="simple" xlink:href="#__RefHeading___Toc39087_1991190544">8.3.2.1<text:tab/>Overview<text:tab/>5</text:a></text:p>
          <text:p text:style-name="P34"><text:a xlink:type="simple" xlink:href="#__RefHeading___Toc54217_14987512521">8.3.2.2<text:tab/>Class Descriptions<text:tab/>5</text:a></text:p>
          <text:p text:style-name="P37"><text:a xlink:type="simple" xlink:href="#__RefHeading___Toc39089_1991190544">8.4<text:tab/>Structured Classifiers<text:tab/>5</text:a></text:p>
          <text:p text:style-name="P39"><text:a xlink:type="simple" xlink:href="#__RefHeading___Toc39091_1991190544">8.4.1<text:tab/>Overview<text:tab/>5</text:a></text:p>
          <text:p text:style-name="P39"><text:a xlink:type="simple" xlink:href="#__RefHeading___Toc39093_1991190544">8.4.2<text:tab/>Classes<text:tab/>5</text:a></text:p>
          <text:p text:style-name="P37"><text:a xlink:type="simple" xlink:href="#__RefHeading___Toc39095_1991190544">8.5<text:tab/>State Machines<text:tab/>5</text:a></text:p>
          <text:p text:style-name="P39"><text:a xlink:type="simple" xlink:href="#__RefHeading___Toc39097_1991190544">8.5.1<text:tab/>Overview<text:tab/>5</text:a></text:p>
          <text:p text:style-name="P39"><text:a xlink:type="simple" xlink:href="#__RefHeading___Toc39099_1991190544">8.5.2<text:tab/>Behavior State Machines<text:tab/>5</text:a></text:p>
          <text:p text:style-name="P39"><text:a xlink:type="simple" xlink:href="#__RefHeading___Toc39101_1991190544">8.5.3<text:tab/>State Machine Redefinition<text:tab/>5</text:a></text:p>
          <text:p text:style-name="P39"><text:a xlink:type="simple" xlink:href="#__RefHeading___Toc39103_1991190544">8.5.4<text:tab/>Protocol State Machines<text:tab/>5</text:a></text:p>
          <text:p text:style-name="P36"><text:a xlink:type="simple" xlink:href="#__RefHeading___Toc33532_1764376823">9<text:tab/>Test Suite<text:tab/>6</text:a></text:p>
          <text:p text:style-name="P37"><text:a xlink:type="simple" xlink:href="#__RefHeading___Toc38675_1991190544">9.1<text:tab/>Overview<text:tab/>6</text:a></text:p>
          <text:p text:style-name="P37"><text:a xlink:type="simple" xlink:href="#__RefHeading___Toc52149_1991190544">9.2<text:tab/>Assertion Library<text:tab/>6</text:a></text:p>
          <text:p text:style-name="P37"><text:a xlink:type="simple" xlink:href="#__RefHeading___Toc52151_1991190544">9.3<text:tab/>Utilities<text:tab/>6</text:a></text:p>
          <text:p text:style-name="P39"><text:a xlink:type="simple" xlink:href="#__RefHeading___Toc52153_1991190544">9.3.1<text:tab/>Overview<text:tab/>6</text:a></text:p>
          <text:p text:style-name="P39"><text:a xlink:type="simple" xlink:href="#__RefHeading___Toc52155_1991190544">9.3.2<text:tab/>Protocol<text:tab/>6</text:a></text:p>
          <text:p text:style-name="P39"><text:a xlink:type="simple" xlink:href="#__RefHeading___Toc52157_1991190544">9.3.3<text:tab/>Architecture<text:tab/>6</text:a></text:p>
          <text:p text:style-name="P39"><text:a xlink:type="simple" xlink:href="#__RefHeading___Toc52159_1991190544">9.3.4<text:tab/>Tracing<text:tab/>6</text:a></text:p>
          <text:p text:style-name="P37"><text:a xlink:type="simple" xlink:href="#__RefHeading___Toc52161_1991190544">9.4<text:tab/>Behaviors<text:tab/>6</text:a></text:p>
          <text:p text:style-name="P39"><text:a xlink:type="simple" xlink:href="#__RefHeading___Toc52163_1991190544">9.4.1<text:tab/>Overview<text:tab/>6</text:a></text:p>
          <text:p text:style-name="P39"><text:a xlink:type="simple" xlink:href="#__RefHeading___Toc52165_1991190544">9.4.2<text:tab/>Test Behavior 001<text:tab/>6</text:a></text:p>
          <text:p text:style-name="P39"><text:a xlink:type="simple" xlink:href="#__RefHeading___Toc52167_1991190544">9.4.3<text:tab/>Test Behavior 002<text:tab/>6</text:a></text:p>
          <text:p text:style-name="P39"><text:a xlink:type="simple" xlink:href="#__RefHeading___Toc52169_1991190544">9.4.4<text:tab/>Test Behavior 004<text:tab/>6</text:a></text:p>
          <text:p text:style-name="P37"><text:a xlink:type="simple" xlink:href="#__RefHeading___Toc52171_1991190544">9.5<text:tab/>Transitions<text:tab/>6</text:a></text:p>
          <text:p text:style-name="P37"><text:a xlink:type="simple" xlink:href="#__RefHeading___Toc52173_1991190544">9.6<text:tab/>Region<text:tab/>6</text:a></text:p>
          <text:p text:style-name="P37"><text:a xlink:type="simple" xlink:href="#__RefHeading___Toc52175_1991190544">9.7<text:tab/>Event<text:tab/>6</text:a></text:p>
          <text:p text:style-name="P37"><text:a xlink:type="simple" xlink:href="#__RefHeading___Toc52177_1991190544">9.8<text:tab/>Entering<text:tab/>6</text:a></text:p>
          <text:p text:style-name="P37"><text:a xlink:type="simple" xlink:href="#__RefHeading___Toc52179_1991190544">9.9<text:tab/>Exiting<text:tab/>7</text:a></text:p>
          <text:p text:style-name="P37"><text:a xlink:type="simple" xlink:href="#__RefHeading___Toc52181_1991190544">9.10<text:tab/>Exit<text:tab/>7</text:a></text:p>
          <text:p text:style-name="P37"><text:soft-page-break/><text:a xlink:type="simple" xlink:href="#__RefHeading___Toc52183_1991190544">9.11<text:tab/>Entry<text:tab/>7</text:a></text:p>
          <text:p text:style-name="P37"><text:a xlink:type="simple" xlink:href="#__RefHeading___Toc52185_1991190544">9.12<text:tab/>Choice<text:tab/>7</text:a></text:p>
          <text:p text:style-name="P37"><text:a xlink:type="simple" xlink:href="#__RefHeading___Toc52187_1991190544">9.13<text:tab/>Other Tests<text:tab/>7</text:a></text:p>
          <text:p text:style-name="P36"><text:a xlink:type="simple" xlink:href="#__RefHeading___Toc38909_1991190544">A<text:tab/>Relationship to SCXML<text:tab/>8</text:a></text:p>
          <text:p text:style-name="P37"><text:a xlink:type="simple" xlink:href="#__RefHeading___Toc38911_1991190544">A.1<text:tab/>Overview<text:tab/>8</text:a></text:p>
        </text:index-body>
      </text:table-of-content>
      <text:h text:style-name="P28" text:outline-level="1"/>
      <text:h text:style-name="P45"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h text:style-name="Heading_20_2" text:outline-level="2"><text:bookmark-start text:name="__RefHeading___Toc38835_1991190544"/>Submitter<text:span text:style-name="T15">s</text:span><text:bookmark-end text:name="__RefHeading___Toc38835_1991190544"/></text:h>
      <text:h text:style-name="Heading_20_2" text:outline-level="2"><text:bookmark-start text:name="__RefHeading___Toc38837_1991190544"/>Mandatory Requirements<text:bookmark-end text:name="__RefHeading___Toc38837_1991190544"/></text:h>
      <text:h text:style-name="Heading_20_2" text:outline-level="2"><text:bookmark-start text:name="__RefHeading___Toc38839_1991190544"/>Non-Mandatory Features<text:bookmark-end text:name="__RefHeading___Toc38839_1991190544"/></text:h>
      <text:h text:style-name="Heading_20_2" text:outline-level="2"><text:bookmark-start text:name="__RefHeading___Toc38841_1991190544"/>Issues To Be Discussed<text:bookmark-end text:name="__RefHeading___Toc38841_1991190544"/></text:h>
      <text:list xml:id="list5739583269084641954" text:style-name="Numbered">
        <text:list-item>
          <text:p text:style-name="P53">Proposals shall discuss how state machines may be used to specify the behavior of passive classes. </text:p>
        </text:list-item>
        <text:list-item>
          <text:p text:style-name="P52">Proposals shall address issues with the UML abstract syntax involved in the specification of the accessing and passing of data from event occurrences, as required in 6.5.1b. </text:p>
        </text:list-item>
        <text:list-item>
          <text:p text:style-name="P52">Proposals shall discuss the relationship of the proposed precise semantics for UML state machines to the causality model defined for the UML Profile for MARTE. </text:p>
        </text:list-item>
        <text:list-item>
          <text:p text:style-name="P52">Proposals shall discuss the relationship of the proposed precise semantics for UML state machines to the specification of a state machine ontology and, particularly, to the integration approach of OntoIOP. </text:p>
        </text:list-item>
        <text:list-item>
          <text:p text:style-name="P52">Proposals shall discuss the relationship of the proposed precise semantics for UML state machines to the semantics defined for state machines in the W3C State Chart XML (SCXML) specification. </text:p>
        </text:list-item>
        <text:list-item>
          <text:p text:style-name="P52">Proposals shall describe a proof of concept implementation that can successfully execute tests from the conformance test suite, without violating any tests from the PSCS conformance test suite. </text:p>
        </text:list-item>
      </text:list>
      <text:p text:style-name="P7"/>
      <text:h text:style-name="P46" text:outline-level="1"><text:bookmark-start text:name="__RefHeading___Toc54181_1498751252"/><text:bookmark-start text:name="_Toc302401888"/>Scope<text:bookmark-end text:name="__RefHeading___Toc54181_1498751252"/><text:bookmark-end text:name="_Toc302401888"/></text:h>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Heading_20_1" text:outline-level="1"><text:bookmark-start text:name="__RefHeading___Toc54193_1498751252"/><text:bookmark-start text:name="_Toc302401895"/>Normative References<text:bookmark-end text:name="__RefHeading___Toc54193_1498751252"/><text:bookmark-end text:name="_Toc302401895"/></text:h>
      <text:h text:style-name="Heading_20_1" text:outline-level="1"><text:bookmark-start text:name="_Toc302401896"/><text:bookmark-start text:name="__RefHeading___Toc33534_1764376823"/>Terms and Definitions<text:bookmark-end text:name="_Toc302401896"/><text:bookmark-end text:name="__RefHeading___Toc33534_1764376823"/></text:h>
      <text:h text:style-name="Heading_20_1"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P12"/>
      <text:h text:style-name="P46"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h text:style-name="P40" text:outline-level="2"><text:bookmark-start text:name="_Toc302401900"/><text:bookmark-start text:name="__RefHeading___Toc54201_1498751252"/>A<text:bookmark-end text:name="_Toc302401900"/>cknowledgments<text:bookmark-end text:name="__RefHeading___Toc54201_1498751252"/></text:h>
      <text:p text:style-name="P12"/>
      <text:p text:style-name="P12"/>
      <text:p text:style-name="P13"/>
      <text:p text:style-name="P12"/>
      <text:h text:style-name="Heading_20_1"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49" text:outline-level="4"><text:bookmark-start text:name="__RefHeading___Toc39065_1991190544"/>Overview<text:bookmark-end text:name="__RefHeading___Toc39065_1991190544"/></text:h>
      <text:h text:style-name="Heading_20_4" text:outline-level="4"><text:bookmark-start text:name="__RefHeading___Toc54217_1498751252"/><text:bookmark-start text:name="_Toc302401912"/>Class Descriptions<text:bookmark-end text:name="__RefHeading___Toc54217_1498751252"/><text:bookmark-end text:name="_Toc302401912"/></text:h>
      <text:h text:style-name="P41" text:outline-level="2"><text:bookmark-start text:name="__RefHeading___Toc39067_1991190544"/>Structured Classifiers<text:bookmark-end text:name="__RefHeading___Toc39067_1991190544"/></text:h>
      <text:h text:style-name="P30" text:outline-level="3"><text:bookmark-start text:name="__RefHeading___Toc39069_1991190544"/>Overview<text:bookmark-end text:name="__RefHeading___Toc39069_1991190544"/></text:h>
      <text:h text:style-name="P30" text:outline-level="3"><text:bookmark-start text:name="__RefHeading___Toc39071_1991190544"/>Classes<text:bookmark-end text:name="__RefHeading___Toc39071_1991190544"/></text:h>
      <text:h text:style-name="P41" text:outline-level="2"><text:bookmark-start text:name="__RefHeading___Toc39073_1991190544"/>State Machines<text:bookmark-end text:name="__RefHeading___Toc39073_1991190544"/></text:h>
      <text:h text:style-name="P30" text:outline-level="3"><text:bookmark-start text:name="__RefHeading___Toc39075_1991190544"/>Overview<text:bookmark-end text:name="__RefHeading___Toc39075_1991190544"/></text:h>
      <text:h text:style-name="P30" text:outline-level="3"><text:bookmark-start text:name="__RefHeading___Toc39077_1991190544"/>Behavior State Machines<text:bookmark-end text:name="__RefHeading___Toc39077_1991190544"/></text:h>
      <text:h text:style-name="P30" text:outline-level="3"><text:bookmark-start text:name="__RefHeading___Toc39079_1991190544"/>State Machine Redefinition<text:bookmark-end text:name="__RefHeading___Toc39079_1991190544"/></text:h>
      <text:h text:style-name="P30" text:outline-level="3"><text:bookmark-start text:name="__RefHeading___Toc39081_1991190544"/>Protocol State Machines<text:bookmark-end text:name="__RefHeading___Toc39081_1991190544"/></text:h>
      <text:p text:style-name="Text_20_body"/>
      <text:h text:style-name="P47"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41"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42" text:outline-level="2"><text:bookmark-start text:name="__RefHeading___Toc39083_1991190544"/>Values<text:bookmark-end text:name="__RefHeading___Toc39083_1991190544"/></text:h>
      <text:h text:style-name="P29" text:outline-level="3"><text:bookmark-start text:name="__RefHeading___Toc38677_19911905441"/>Overview<text:bookmark-end text:name="__RefHeading___Toc38677_19911905441"/></text:h>
      <text:h text:style-name="P29" text:outline-level="3"><text:bookmark-start text:name="__RefHeading___Toc39085_1991190544"/>Expressions <text:bookmark-end text:name="__RefHeading___Toc39085_1991190544"/></text:h>
      <text:h text:style-name="P49" text:outline-level="4"><text:bookmark-start text:name="__RefHeading___Toc39087_1991190544"/>Overview<text:bookmark-end text:name="__RefHeading___Toc39087_1991190544"/></text:h>
      <text:h text:style-name="P48" text:outline-level="4"><text:bookmark-start text:name="__RefHeading___Toc54217_14987512521"/><text:bookmark-start text:name="_Toc3024019121"/>Class Descriptions<text:bookmark-end text:name="__RefHeading___Toc54217_14987512521"/><text:bookmark-end text:name="_Toc3024019121"/></text:h>
      <text:h text:style-name="P41" text:outline-level="2"><text:bookmark-start text:name="__RefHeading___Toc39089_1991190544"/>Structured Classifiers<text:bookmark-end text:name="__RefHeading___Toc39089_1991190544"/></text:h>
      <text:h text:style-name="P30" text:outline-level="3"><text:bookmark-start text:name="__RefHeading___Toc39091_1991190544"/>Overview<text:bookmark-end text:name="__RefHeading___Toc39091_1991190544"/></text:h>
      <text:h text:style-name="P30" text:outline-level="3"><text:bookmark-start text:name="__RefHeading___Toc39093_1991190544"/>Classes<text:bookmark-end text:name="__RefHeading___Toc39093_1991190544"/></text:h>
      <text:h text:style-name="P41" text:outline-level="2"><text:bookmark-start text:name="__RefHeading___Toc39095_1991190544"/>State Machines<text:bookmark-end text:name="__RefHeading___Toc39095_1991190544"/></text:h>
      <text:h text:style-name="P30" text:outline-level="3"><text:bookmark-start text:name="__RefHeading___Toc39097_1991190544"/>Overview<text:bookmark-end text:name="__RefHeading___Toc39097_1991190544"/></text:h>
      <text:h text:style-name="P30" text:outline-level="3"><text:bookmark-start text:name="__RefHeading___Toc39099_1991190544"/>Behavior State Machines<text:bookmark-end text:name="__RefHeading___Toc39099_1991190544"/></text:h>
      <text:h text:style-name="P30" text:outline-level="3"><text:bookmark-start text:name="__RefHeading___Toc39101_1991190544"/>State Machine Redefinition<text:bookmark-end text:name="__RefHeading___Toc39101_1991190544"/></text:h>
      <text:h text:style-name="P30" text:outline-level="3"><text:bookmark-start text:name="__RefHeading___Toc39103_1991190544"/>Protocol State Machines<text:bookmark-end text:name="__RefHeading___Toc39103_1991190544"/></text:h>
      <text:p text:style-name="P18"/>
      <text:p text:style-name="Text_20_body"/>
      <text:h text:style-name="P46" text:outline-level="1"><text:bookmark-start text:name="_Toc302402209"/><text:bookmark-start text:name="__RefHeading___Toc33532_1764376823"/>T<text:bookmark-end text:name="_Toc302402209"/>est Suite<text:bookmark-end text:name="__RefHeading___Toc33532_1764376823"/></text:h>
      <text:h text:style-name="Heading_20_2" text:outline-level="2"><text:bookmark-start text:name="__RefHeading___Toc38675_1991190544"/>Overview<text:bookmark-end text:name="__RefHeading___Toc38675_1991190544"/></text:h>
      <text:h text:style-name="P44" text:outline-level="2"><text:bookmark-start text:name="__RefHeading___Toc52149_1991190544"/>Assertion Library<text:bookmark-end text:name="__RefHeading___Toc52149_1991190544"/></text:h>
      <text:h text:style-name="P44" text:outline-level="2"><text:bookmark-start text:name="__RefHeading___Toc52151_1991190544"/>Utilities<text:bookmark-end text:name="__RefHeading___Toc52151_1991190544"/></text:h>
      <text:h text:style-name="P31" text:outline-level="3"><text:bookmark-start text:name="__RefHeading___Toc52153_1991190544"/>Overview<text:bookmark-end text:name="__RefHeading___Toc52153_1991190544"/></text:h>
      <text:h text:style-name="Heading_20_3" text:outline-level="3"><text:bookmark-start text:name="__RefHeading___Toc52155_1991190544"/>Protocol<text:bookmark-end text:name="__RefHeading___Toc52155_1991190544"/></text:h>
      <text:h text:style-name="Heading_20_3" text:outline-level="3"><text:bookmark-start text:name="__RefHeading___Toc52157_1991190544"/>Architecture<text:bookmark-end text:name="__RefHeading___Toc52157_1991190544"/></text:h>
      <text:h text:style-name="Heading_20_3" text:outline-level="3"><text:bookmark-start text:name="__RefHeading___Toc52159_1991190544"/>Tracing<text:bookmark-end text:name="__RefHeading___Toc52159_1991190544"/></text:h>
      <text:h text:style-name="P43" text:outline-level="2"><text:bookmark-start text:name="__RefHeading___Toc52161_1991190544"/>Behaviors<text:bookmark-end text:name="__RefHeading___Toc52161_1991190544"/></text:h>
      <text:h text:style-name="P32" text:outline-level="3"><text:bookmark-start text:name="__RefHeading___Toc52163_1991190544"/>Overview<text:bookmark-end text:name="__RefHeading___Toc52163_1991190544"/></text:h>
      <text:h text:style-name="P32" text:outline-level="3"><text:bookmark-start text:name="__RefHeading___Toc52165_1991190544"/>Test Behavior 001<text:bookmark-end text:name="__RefHeading___Toc52165_1991190544"/></text:h>
      <text:h text:style-name="P32" text:outline-level="3"><text:bookmark-start text:name="__RefHeading___Toc52167_1991190544"/>Test Behavior 002<text:bookmark-end text:name="__RefHeading___Toc52167_1991190544"/></text:h>
      <text:h text:style-name="P32" text:outline-level="3"><text:bookmark-start text:name="__RefHeading___Toc52169_1991190544"/>Test Behavior 004<text:bookmark-end text:name="__RefHeading___Toc52169_1991190544"/></text:h>
      <text:h text:style-name="P44" text:outline-level="2"><text:bookmark-start text:name="__RefHeading___Toc52171_1991190544"/>Transitions<text:bookmark-end text:name="__RefHeading___Toc52171_1991190544"/></text:h>
      <text:h text:style-name="P44" text:outline-level="2"><text:bookmark-start text:name="__RefHeading___Toc52173_1991190544"/>Region<text:bookmark-end text:name="__RefHeading___Toc52173_1991190544"/></text:h>
      <text:h text:style-name="P44" text:outline-level="2"><text:bookmark-start text:name="__RefHeading___Toc52175_1991190544"/>Event<text:bookmark-end text:name="__RefHeading___Toc52175_1991190544"/></text:h>
      <text:h text:style-name="P44" text:outline-level="2"><text:bookmark-start text:name="__RefHeading___Toc52177_1991190544"/>Entering<text:bookmark-end text:name="__RefHeading___Toc52177_1991190544"/></text:h>
      <text:p text:style-name="P19"/>
      <text:h text:style-name="P44" text:outline-level="2"><text:bookmark-start text:name="__RefHeading___Toc52179_1991190544"/><text:soft-page-break/>Exiting<text:bookmark-end text:name="__RefHeading___Toc52179_1991190544"/></text:h>
      <text:h text:style-name="P44" text:outline-level="2"><text:bookmark-start text:name="__RefHeading___Toc52181_1991190544"/>Exit<text:bookmark-end text:name="__RefHeading___Toc52181_1991190544"/></text:h>
      <text:h text:style-name="P44" text:outline-level="2"><text:bookmark-start text:name="__RefHeading___Toc52183_1991190544"/>Entry<text:bookmark-end text:name="__RefHeading___Toc52183_1991190544"/></text:h>
      <text:h text:style-name="P44" text:outline-level="2"><text:bookmark-start text:name="__RefHeading___Toc52185_1991190544"/>Choice<text:bookmark-end text:name="__RefHeading___Toc52185_1991190544"/></text:h>
      <text:h text:style-name="P44" text:outline-level="2"><text:bookmark-start text:name="__RefHeading___Toc52187_1991190544"/>Other Tests<text:bookmark-end text:name="__RefHeading___Toc52187_1991190544"/></text:h>
      <text:p text:style-name="P19"/>
      <text:list xml:id="list8699370359610102409" text:style-name="Numbered_20_-_20_Annexes">
        <text:list-item>
          <text:h text:style-name="P38" text:outline-level="1"><text:bookmark-start text:name="__RefHeading___Toc38909_1991190544"/>Relationship to SCXML<text:bookmark-end text:name="__RefHeading___Toc38909_1991190544"/></text:h>
        </text:list-item>
      </text:list>
      <text:p text:style-name="Annex_20_1_20_-_20_Sub">(<text:span text:style-name="T14">informative</text:span>)</text:p>
      <text:list xml:id="list164910634508866" text:continue-numbering="true" text:style-name="Numbered_20_-_20_Annexes">
        <text:list-item>
          <text:list>
            <text:list-item>
              <text:h text:style-name="P33" text:outline-level="2"><text:bookmark-start text:name="__RefHeading___Toc38911_1991190544"/>Overview<text:bookmark-end text:name="__RefHeading___Toc38911_1991190544"/></text:h>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NewRomanPSMT" svg:font-family="TimesNewRomanPSMT"/>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style:line-height-at-least="0.1252in" fo:hyphenation-ladder-count="no-limit" fo:keep-with-next="always"/>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style:line-height-at-least="0.3055in" fo:orphans="0" fo:widows="0">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0%" fo:hyphenate="false" fo:hyphenation-remain-char-count="2" fo:hyphenation-push-char-count="2"/>
    </style:style>
    <style:style style:name="Code_20_Body" style:display-name="Code Body"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2" style:font-family-asian="'Times New Roman'" style:font-family-generic-asian="system" style:font-pitch-asian="variable" style:font-size-asian="9pt" style:font-name-complex="Courier New1" style:font-family-complex="'Courier New'" style:font-family-generic-complex="system" style:font-pitch-complex="variable" style:font-size-complex="9pt" fo:hyphenate="false" fo:hyphenation-remain-char-count="2" fo:hyphenation-push-char-count="2"/>
    </style:style>
    <style:style style:name="Body" style:family="paragraph" style:parent-style-name="Standard" style:default-outline-level="">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family="'Times New Roman'" style:font-family-generic="roman" style:font-pitch="variable" fo:font-size="10pt" fo:letter-spacing="0.0016in"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paragraph-properties fo:margin-top="0.35in" fo:margin-bottom="0in" loext:contextual-spacing="false" style:line-height-at-least="0.2638in" fo:text-align="center" style:justify-single-word="false" fo:orphans="2" fo:widows="2"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Body"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Standard" style:default-outline-level="" style:master-page-name="">
      <style:paragraph-properties fo:margin-left="0.389in" fo:margin-right="0in" fo:margin-top="0.111in" fo:margin-bottom="0in" loext:contextual-spacing="false" style:line-height-at-least="0.1665in" fo:orphans="2" fo:widows="2" fo:hyphenation-ladder-count="no-limit" fo:text-indent="-0.139in" style:auto-text-indent="false"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1"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style:num-suffix="  " text:bullet-char="•">
        <style:list-level-properties text:list-level-position-and-space-mode="label-alignment">
          <style:list-level-label-alignment text:label-followed-by="listtab" fo:text-indent="-0.1402in" fo:margin-left="0.3902in"/>
        </style:list-level-properties>
        <style:text-properties fo:font-family="Times"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1402in" fo:margin-left="0.3902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1402in" fo:margin-left="0.3902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1402in" fo:margin-left="0.3902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1402in" fo:margin-left="0.3902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1402in" fo:margin-left="0.3902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1402in" fo:margin-left="0.390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1402in" fo:margin-left="0.390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1402in" fo:margin-left="0.3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1402in" fo:margin-left="0.3902in"/>
        </style:list-level-properties>
      </text:list-level-style-number>
    </text:list-style>
    <text:list-style style:name="Bulleted2">
      <text:list-level-style-bullet text:level="1" style:num-suffix="  " text:bullet-char="•">
        <style:list-level-properties text:list-level-position-and-space-mode="label-alignment">
          <style:list-level-label-alignment text:label-followed-by="listtab" fo:text-indent="-0.0984in" fo:margin-left="0.640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1402in" fo:margin-left="0.6402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1098in" fo:margin-left="0.6402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3598in" fo:margin-left="0.6402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6098in" fo:margin-left="0.6402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8598in" fo:margin-left="0.6402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1.1098in" fo:margin-left="0.640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1.3598in" fo:margin-left="0.640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1.6098in" fo:margin-left="0.6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1.8598in" fo:margin-left="0.6402in"/>
        </style:list-level-properties>
      </text:list-level-style-number>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Standard">
      <style:paragraph-properties fo:margin-top="0in" fo:margin-bottom="0in" loext:contextual-spacing="false" fo:line-height="100%" fo:orphans="0" fo:widows="0"/>
      <style:text-properties style:font-name="Modern" fo:font-size="12pt" style:font-size-asian="12pt" style:font-size-complex="12pt"/>
    </style:style>
    <style:style style:name="MP3" style:family="paragraph" style:parent-style-name="Standard">
      <style:text-properties fo:letter-spacing="0.0016in"/>
    </style:style>
    <style:style style:name="MP4"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5"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6" style:family="paragraph" style:parent-style-name="Footer">
      <style:paragraph-properties>
        <style:tab-stops>
          <style:tab-stop style:position="7.1563in" style:type="right"/>
        </style:tab-stops>
      </style:paragraph-properties>
    </style:style>
    <style:style style:name="MP7" style:family="paragraph" style:parent-style-name="Footer">
      <style:paragraph-properties>
        <style:tab-stops>
          <style:tab-stop style:position="7.1563in" style:type="right"/>
        </style:tab-stops>
      </style:paragraph-properties>
      <style:text-properties officeooo:paragraph-rsid="00b7fa1b"/>
    </style:style>
    <style:style style:name="MP8"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1in" fo:margin-left="0.6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3598in" fo:background-color="transparent" style:dynamic-spacing="true" draw:fill="none" draw:fill-color="#729fcf"/>
      </style:footer-style>
    </style:page-layout>
    <style:page-layout style:name="Mpm3">
      <style:page-layout-properties fo:page-width="8.2681in" fo:page-height="11in" style:num-format="1" style:print-orientation="portrait" fo:margin-top="0.5in" fo:margin-bottom="0.6in" fo:margin-left="0.75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4" style:page-usage="right">
      <style:page-layout-properties fo:page-width="8.2681in" fo:page-height="11in" style:num-format="1" style:paper-tray-name="[From printer settings]" style:print-orientation="portrait" fo:margin-top="0.5in" fo:margin-bottom="0.6in" fo:margin-left="0.75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2in" fo:margin-left="0in" fo:margin-right="0in" fo:margin-top="0in" fo:background-color="transparent" style:dynamic-spacing="false" draw:fill="none" draw:fill-color="#729fcf"/>
      </style:footer-style>
    </style:page-layout>
    <style:page-layout style:name="Mpm5">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6" style:page-usage="right">
      <style:page-layout-properties fo:page-width="8.2681in" fo:page-height="11in" style:num-format="1" style:paper-tray-name="[From printer settings]" style:print-orientation="portrait" fo:margin-top="0.5in" fo:margin-bottom="0.6in" fo:margin-left="0.75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2681in" fo:page-height="11in" style:num-format="1" style:print-orientation="portrait" fo:margin-top="0.5in" fo:margin-bottom="0.6in" fo:margin-left="0.7543in" fo:margin-right="0.513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8" style:page-usage="right">
      <style:page-layout-properties fo:page-width="8.2681in" fo:page-height="11in" style:num-format="1" style:paper-tray-name="[From printer settings]" style:print-orientation="portrait" fo:margin-top="0.5in" fo:margin-bottom="0.6in" fo:margin-left="0.7543in" fo:margin-right="0.513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10">
      <style:page-layout-properties fo:page-width="8.2681in" fo:page-height="11in" style:num-format="1" style:print-orientation="portrait" fo:margin-top="0.5in" fo:margin-bottom="0.6in" fo:margin-left="0.7543in" fo:margin-right="0.513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11" style:page-usage="right">
      <style:page-layout-properties fo:page-width="8.2681in" fo:page-height="11in" style:num-format="1" style:paper-tray-name="[From printer settings]" style:print-orientation="portrait" fo:margin-top="0.5in" fo:margin-bottom="0.6in" fo:margin-left="0.7543in" fo:margin-right="0.513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2">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Standard"><text:s text:c="61"/><text:tab/><text:tab/><text:tab/><text:tab/></text:p>
      </style:footer>
      <style:footer-left>
        <text:p text:style-name="MP3"/>
        <text:p text:style-name="MP4"/>
      </style:footer-left>
    </style:master-page>
    <style:master-page style:name="Front_20_Matter" style:display-name="Front Matter" style:page-layout-name="Mpm2">
      <style:header>
        <text:p text:style-name="Standard"><text:s text:c="82"/></text:p>
      </style:header>
      <style:header-left>
        <text:p text:style-name="MP5"/>
      </style:header-left>
      <style:footer>
        <text:p text:style-name="MP6"><text:span text:style-name="MT1">Precise Semantics of UML State Machines (PSSM), Initial Submission</text:span><text:tab/><text:span text:style-name="MT2"><text:page-number text:select-page="current">iii</text:page-number></text:span></text:p>
      </style:footer>
      <style:footer-left>
        <text:p text:style-name="MP7"><text:span text:style-name="MT3"><text:page-number text:select-page="current">iv</text:page-number></text:span><text:tab/><text:span text:style-name="MT1">Precise Semantics of UML State Machines (PSSM), Initial Submission</text:span></text:p>
      </style:footer-left>
    </style:master-page>
    <style:master-page style:name="Converted2" style:page-layout-name="Mpm3">
      <style:header>
        <text:p text:style-name="Standard"><text:s text:c="82"/></text:p>
      </style:header>
      <style:footer>
        <text:p text:style-name="Footer">Semantics of a Foundational Subset for Executable UML Models (FUML), v1.2<text:tab/></text:p>
      </style:footer>
    </style:master-page>
    <style:master-page style:name="Converted3" style:page-layout-name="Mpm4" style:next-style-name="Converted2">
      <style:header>
        <text:p text:style-name="Standard"><text:s text:c="82"/></text:p>
      </style:header>
      <style:footer>
        <text:p text:style-name="Footer">Semantics of a Foundational Subset for Executable UML Models (FUML), v1.2<text:tab/></text:p>
      </style:footer>
    </style:master-page>
    <style:master-page style:name="Converted4" style:page-layout-name="Mpm3">
      <style:header>
        <text:p text:style-name="Standard"><text:s text:c="84"/></text:p>
      </style:header>
      <style:header-left>
        <text:p text:style-name="MP5"/>
      </style:header-left>
      <style:footer>
        <text:p text:style-name="Footer">Semantics of a Foundational Subset for Executable UML Models (FUML), v1.2<text:tab/><text:span text:style-name="MT2"><text:page-number text:select-page="current">0</text:page-number></text:span><text:tab/></text:p>
      </style:footer>
    </style:master-page>
    <style:master-page style:name="Main_20_Body" style:display-name="Main Body" style:page-layout-name="Mpm5">
      <style:header>
        <text:p text:style-name="Standard"><text:s text:c="83"/></text:p>
      </style:header>
      <style:footer>
        <text:p text:style-name="MP7"><text:span text:style-name="MT1">Precise Semantics of UML State Machines (PSSM), Initial Submission</text:span><text:tab/><text:span text:style-name="MT3"><text:page-number text:select-page="current">7</text:page-number></text:span></text:p>
      </style:footer>
      <style:footer-left>
        <text:p text:style-name="MP8"><text:span text:style-name="MT3"><text:page-number text:select-page="current">8</text:page-number></text:span><text:span text:style-name="MT2"><text:tab/></text:span><text:span text:style-name="MT4">Precise Semantics of UML State Machines (PSSM), Initial Submission</text:span></text:p>
      </style:footer-left>
    </style:master-page>
    <style:master-page style:name="Converted6" style:page-layout-name="Mpm3">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7" style:page-layout-name="Mpm6" style:next-style-name="Converted6">
      <style:header>
        <text:p text:style-name="Standard"><text:s text:c="84"/></text:p>
      </style:header>
      <style:footer>
        <text:p text:style-name="Footer">Semantics of a Foundational Subset for Executable UML Models (FUML), v1.2<text:tab/></text:p>
      </style:footer>
    </style:master-page>
    <style:master-page style:name="Converted8" style:page-layout-name="Mpm7">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10" style:page-layout-name="Mpm7">
      <style:header>
        <text:p text:style-name="Standard"><text:s text:c="84"/></text:p>
      </style:header>
      <style:footer>
        <text:p text:style-name="Footer">Semantics of a Foundational Subset for Executable UML Models (FUML), v1.2<text:tab/></text:p>
      </style:footer>
    </style:master-page>
    <style:master-page style:name="Converted11" style:page-layout-name="Mpm8" style:next-style-name="Converted10">
      <style:header>
        <text:p text:style-name="Standard"><text:s text:c="84"/></text:p>
      </style:header>
      <style:footer>
        <text:p text:style-name="Footer">Semantics of a Foundational Subset for Executable UML Models (FUML), v1.2<text:tab/></text:p>
      </style:footer>
    </style:master-page>
    <style:master-page style:name="Converted12" style:page-layout-name="Mpm9">
      <style:header>
        <text:p text:style-name="Standard"><text:s text:c="84"/></text:p>
      </style:header>
      <style:footer>
        <text:p text:style-name="Footer">Semantics of a Foundational Subset for Executable UML Models (FUML), v1.2<text:tab/></text:p>
      </style:footer>
    </style:master-page>
    <style:master-page style:name="Converted13" style:page-layout-name="Mpm9">
      <style:header>
        <text:p text:style-name="Standard"><text:s text:c="84"/></text:p>
      </style:header>
      <style:footer>
        <text:p text:style-name="Footer">Semantics of a Foundational Subset for Executable UML Models (FUML), v1.2<text:tab/></text:p>
      </style:footer>
    </style:master-page>
    <style:master-page style:name="Converted14" style:page-layout-name="Mpm9">
      <style:header>
        <text:p text:style-name="Standard"><text:s text:c="84"/></text:p>
      </style:header>
      <style:footer>
        <text:p text:style-name="Footer">Semantics of a Foundational Subset for Executable UML Models (FUML), v1.2<text:tab/></text:p>
      </style:footer>
    </style:master-page>
    <style:master-page style:name="Converted15" style:page-layout-name="Mpm9">
      <style:header>
        <text:p text:style-name="Standard"><text:s text:c="84"/></text:p>
      </style:header>
      <style:footer>
        <text:p text:style-name="Footer">Semantics of a Foundational Subset for Executable UML Models (FUML), v1.2<text:tab/></text:p>
      </style:footer>
    </style:master-page>
    <style:master-page style:name="Converted16" style:page-layout-name="Mpm9">
      <style:header>
        <text:p text:style-name="Standard"><text:s text:c="84"/></text:p>
      </style:header>
      <style:footer>
        <text:p text:style-name="Footer">Semantics of a Foundational Subset for Executable UML Models (FUML), v1.2<text:tab/></text:p>
      </style:footer>
    </style:master-page>
    <style:master-page style:name="Converted17" style:page-layout-name="Mpm9">
      <style:header>
        <text:p text:style-name="Standard"><text:s text:c="84"/></text:p>
      </style:header>
      <style:footer>
        <text:p text:style-name="Footer">Semantics of a Foundational Subset for Executable UML Models (FUML), v1.2<text:tab/></text:p>
      </style:footer>
    </style:master-page>
    <style:master-page style:name="Converted18" style:page-layout-name="Mpm9">
      <style:header>
        <text:p text:style-name="Standard"><text:s text:c="84"/></text:p>
      </style:header>
      <style:footer>
        <text:p text:style-name="Footer">Semantics of a Foundational Subset for Executable UML Models (FUML), v1.2<text:tab/></text:p>
      </style:footer>
    </style:master-page>
    <style:master-page style:name="Converted19" style:page-layout-name="Mpm9">
      <style:header>
        <text:p text:style-name="Standard"><text:s text:c="84"/></text:p>
      </style:header>
      <style:footer>
        <text:p text:style-name="Footer">Semantics of a Foundational Subset for Executable UML Models (FUML), v1.2<text:tab/></text:p>
      </style:footer>
    </style:master-page>
    <style:master-page style:name="Converted20" style:page-layout-name="Mpm9">
      <style:header>
        <text:p text:style-name="Standard"><text:s text:c="84"/></text:p>
      </style:header>
      <style:footer>
        <text:p text:style-name="Footer">Semantics of a Foundational Subset for Executable UML Models (FUML), v1.2<text:tab/></text:p>
      </style:footer>
    </style:master-page>
    <style:master-page style:name="Converted21" style:page-layout-name="Mpm9">
      <style:header>
        <text:p text:style-name="Standard"><text:s text:c="84"/></text:p>
      </style:header>
      <style:footer>
        <text:p text:style-name="Footer">Semantics of a Foundational Subset for Executable UML Models (FUML), v1.2<text:tab/></text:p>
      </style:footer>
    </style:master-page>
    <style:master-page style:name="Converted22" style:page-layout-name="Mpm10">
      <style:header>
        <text:p text:style-name="Standard"><text:s text:c="84"/></text:p>
      </style:header>
      <style:footer>
        <text:p text:style-name="Footer">Semantics of a Foundational Subset for Executable UML Models (FUML), v1.2<text:tab/></text:p>
      </style:footer>
    </style:master-page>
    <style:master-page style:name="Converted23" style:page-layout-name="Mpm11" style:next-style-name="Converted22">
      <style:header>
        <text:p text:style-name="Standard"><text:s text:c="84"/></text:p>
      </style:header>
      <style:footer>
        <text:p text:style-name="Footer">Semantics of a Foundational Subset for Executable UML Models (FUML), v1.2<text:tab/></text:p>
      </style:footer>
    </style:master-page>
    <style:master-page style:name="Converted24" style:page-layout-name="Mpm10">
      <style:header>
        <text:p text:style-name="Standard"><text:s text:c="84"/></text:p>
      </style:header>
      <style:footer>
        <text:p text:style-name="Footer">Semantics of a Foundational Subset for Executable UML Models (FUML), v1.2<text:tab/></text:p>
      </style:footer>
    </style:master-page>
    <style:master-page style:name="Converted25" style:page-layout-name="Mpm11" style:next-style-name="Converted24">
      <style:header>
        <text:p text:style-name="Standard"><text:s text:c="84"/></text:p>
      </style:header>
      <style:footer>
        <text:p text:style-name="Footer">Semantics of a Foundational Subset for Executable UML Models (FUML), v1.2<text:tab/></text:p>
      </style:footer>
    </style:master-page>
    <style:master-page style:name="HTML"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269</meta:editing-cycles>
    <meta:creation-date>2015-08-24T17:26:00</meta:creation-date>
    <dc:date>2016-01-21T16:49:09.452313000</dc:date>
    <meta:editing-duration>P4DT5H37M53S</meta:editing-duration>
    <meta:generator>LibreOffice/5.0.4.2$MacOSX_X86_64 LibreOffice_project/2b9802c1994aa0b7dc6079e128979269cf95bc78</meta:generator>
    <meta:document-statistic meta:table-count="0" meta:image-count="0" meta:object-count="0" meta:page-count="14" meta:paragraph-count="230" meta:word-count="1139" meta:character-count="9433" meta:non-whitespace-character-count="63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